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Cursiva" style:font-family-generic="swiss" style:font-pitch="variable"/>
    <style:font-face style:name="Verdana1" svg:font-family="Verdana" style:font-adornments="Normal" style:font-family-generic="swiss" style:font-pitch="variable"/>
  </office:font-face-decls>
  <office:automatic-styles>
    <style:style style:name="P1" style:family="paragraph" style:parent-style-name="Text_20_body">
      <style:text-properties officeooo:rsid="0039ce5a" officeooo:paragraph-rsid="0039ce5a"/>
    </style:style>
    <style:style style:name="P2" style:family="paragraph" style:parent-style-name="Text_20_body">
      <style:text-properties officeooo:rsid="003a8d5d" officeooo:paragraph-rsid="003a8d5d"/>
    </style:style>
    <style:style style:name="P3" style:family="paragraph" style:parent-style-name="Text_20_body">
      <style:text-properties officeooo:rsid="0038df7c" officeooo:paragraph-rsid="0038df7c"/>
    </style:style>
    <style:style style:name="P4" style:family="paragraph" style:parent-style-name="Title">
      <style:text-properties officeooo:rsid="0038df7c" officeooo:paragraph-rsid="0038df7c"/>
    </style:style>
    <style:style style:name="P5" style:family="paragraph" style:parent-style-name="Text_20_body">
      <style:paragraph-properties fo:text-align="end" style:justify-single-word="false"/>
      <style:text-properties officeooo:rsid="0038df7c" officeooo:paragraph-rsid="0038df7c"/>
    </style:style>
    <style:style style:name="P6" style:family="paragraph" style:parent-style-name="Text_20_body">
      <style:paragraph-properties fo:text-align="justify" style:justify-single-word="false"/>
      <style:text-properties officeooo:rsid="0038df7c" officeooo:paragraph-rsid="0038df7c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38df7c" officeooo:paragraph-rsid="0038df7c"/>
    </style:style>
    <style:style style:name="P10" style:family="paragraph" style:parent-style-name="Heading_20_1">
      <style:text-properties officeooo:rsid="0039ce5a" officeooo:paragraph-rsid="0039ce5a"/>
    </style:style>
    <style:style style:name="P11" style:family="paragraph" style:parent-style-name="Heading_20_1">
      <style:paragraph-properties fo:break-before="page"/>
      <style:text-properties officeooo:rsid="003a8d5d" officeooo:paragraph-rsid="003a8d5d"/>
    </style:style>
    <style:style style:name="P12" style:family="paragraph" style:parent-style-name="Text_20_body">
      <style:text-properties officeooo:paragraph-rsid="003a8d5d"/>
    </style:style>
    <style:style style:name="P13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officeooo:rsid="000d1ca5"/>
    </style:style>
    <style:style style:name="T2" style:family="text">
      <style:text-properties officeooo:rsid="002f9f83"/>
    </style:style>
    <style:style style:name="T3" style:family="text">
      <style:text-properties officeooo:rsid="003894fe"/>
    </style:style>
    <style:style style:name="T4" style:family="text">
      <style:text-properties officeooo:rsid="0034f0d8"/>
    </style:style>
    <style:style style:name="T5" style:family="text">
      <style:text-properties fo:color="#000000" loext:opacity="100%" style:font-name="Arial" fo:font-size="13pt" fo:language="ca" fo:country="ES"/>
    </style:style>
    <style:style style:name="T6" style:family="text">
      <style:text-properties fo:color="#000000" loext:opacity="100%" style:font-name="Arial" fo:font-size="13pt" fo:language="ca" fo:country="ES" officeooo:rsid="003963bd"/>
    </style:style>
    <style:style style:name="T7" style:family="text">
      <style:text-properties fo:color="#000000" loext:opacity="100%" style:font-name="Arial" fo:font-size="13pt" fo:language="ca" fo:country="ES" officeooo:rsid="0039ce5a"/>
    </style:style>
    <style:style style:name="T8" style:family="text">
      <style:text-properties fo:color="#000000" loext:opacity="100%" style:font-name="Arial" fo:font-size="13pt" fo:language="ca" fo:country="ES" officeooo:rsid="003ac32f"/>
    </style:style>
    <style:style style:name="T9" style:family="text">
      <style:text-properties fo:color="#000000" loext:opacity="100%" style:font-name="Arial" fo:font-size="13pt" fo:language="ca" fo:country="ES" officeooo:rsid="003b7220"/>
    </style:style>
    <style:style style:name="T10" style:family="text">
      <style:text-properties fo:color="#000000" loext:opacity="100%" style:font-name="Arial" fo:font-size="13pt" fo:language="ca" fo:country="ES" officeooo:rsid="003c85b0"/>
    </style:style>
    <style:style style:name="T11" style:family="text">
      <style:text-properties fo:color="#000000" loext:opacity="100%" style:font-name="Arial" fo:font-size="13pt" fo:language="ca" fo:country="ES" officeooo:rsid="003dc113"/>
    </style:style>
    <style:style style:name="T12" style:family="text">
      <style:text-properties officeooo:rsid="0039ce5a"/>
    </style:style>
    <style:style style:name="T13" style:family="text">
      <style:text-properties fo:color="#000058" loext:opacity="100%" style:font-name="Arial2" fo:font-size="13pt" fo:language="ca" fo:country="ES" style:text-underline-style="solid" style:text-underline-width="auto" style:text-underline-color="font-color" fo:font-weight="bold" officeooo:rsid="0039ce5a" style:font-name-asian="Microsoft YaHei" style:font-size-asian="18.2000007629395pt" style:font-weight-asian="bold" style:font-name-complex="Arial3" style:font-size-complex="18.2000007629395pt" style:font-weight-complex="bold"/>
    </style:style>
    <style:style style:name="T14" style:family="text">
      <style:text-properties fo:color="#000058" loext:opacity="100%" style:font-name="Arial2" fo:font-size="13pt" fo:language="ca" fo:country="ES" style:text-underline-style="solid" style:text-underline-width="auto" style:text-underline-color="font-color" fo:font-weight="bold" officeooo:rsid="003c9a6f" style:font-name-asian="Microsoft YaHei" style:font-size-asian="18.2000007629395pt" style:font-weight-asian="bold" style:font-name-complex="Arial3" style:font-size-complex="18.2000007629395pt" style:font-weight-complex="bold"/>
    </style:style>
    <style:style style:name="T15" style:family="text">
      <style:text-properties officeooo:rsid="003a8d5d"/>
    </style:style>
    <style:style style:name="T16" style:family="text">
      <style:text-properties officeooo:rsid="003ac32f"/>
    </style:style>
    <style:style style:name="T17" style:family="text">
      <style:text-properties officeooo:rsid="003b7220"/>
    </style:style>
    <style:style style:name="T18" style:family="text">
      <style:text-properties officeooo:rsid="003bfb02"/>
    </style:style>
    <style:style style:name="T19" style:family="text">
      <style:text-properties officeooo:rsid="003c85b0"/>
    </style:style>
    <style:style style:name="T20" style:family="text">
      <style:text-properties officeooo:rsid="003c9a6f"/>
    </style:style>
    <style:style style:name="T21" style:family="text">
      <style:text-properties officeooo:rsid="003f96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PROPOSTA </text:p>
      <text:p text:style-name="P4">PROJECTE </text:p>
      <text:p text:style-name="P4">FI DE CURS 2025</text:p>
      <text:p text:style-name="P3"/>
      <text:p text:style-name="P5"/>
      <text:p text:style-name="P5"/>
      <text:p text:style-name="P5">Virgínia Jiménez Molina</text:p>
      <text:p text:style-name="P5">S2W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ex</text:p>
          </text:index-title>
          <text:p text:style-name="P7"><text:a xlink:type="simple" xlink:href="#__RefHeading___Toc173_2088692160" text:style-name="Index_20_Link" text:visited-style-name="Index_20_Link">Proposta 1: Pàgina web informativa sobre restaurants a Inca<text:tab/>3</text:a></text:p>
          <text:p text:style-name="P7"><text:a xlink:type="simple" xlink:href="#__RefHeading___Toc175_2088692160" text:style-name="Index_20_Link" text:visited-style-name="Index_20_Link"><text:s/>Proposta 2: Pàgina web informativa sobre esdeveniments musicals i concerts<text:tab/>3</text:a></text:p>
          <text:p text:style-name="P7"><text:a xlink:type="simple" xlink:href="#__RefHeading___Toc177_2088692160" text:style-name="Index_20_Link" text:visited-style-name="Index_20_Link">Proposta 3: Pàgina web enfocada en recomanacions musicals<text:tab/>3</text:a></text:p>
          <text:p text:style-name="P7"><text:a xlink:type="simple" xlink:href="#__RefHeading___Toc179_2088692160" text:style-name="Index_20_Link" text:visited-style-name="Index_20_Link">Tecnologies a utilitzar<text:tab/>4</text:a></text:p>
        </text:index-body>
      </text:table-of-content>
      <text:p text:style-name="P6"/>
      <text:h text:style-name="P9" text:outline-level="1"><text:bookmark-start text:name="__RefHeading___Toc173_2088692160"/>Proposta 1: Pàgina web informativa sobre restaurants a Inca<text:bookmark-end text:name="__RefHeading___Toc173_2088692160"/></text:h>
      <text:p text:style-name="P3">La meva primera proposta seria <text:span text:style-name="T5">d</text:span>esenvolupar una plataforma web on els usuaris <text:span text:style-name="T5">podran</text:span> consultar informació detallada sobre els restaurants ubicats a Inca, filtrant per tipus de cuina (italià, japonès, mediterrani, etc..), el preu, accessibilitat, opcions veganes, etc. Els usuaris registrats podran valorar els restaurants.<text:span text:style-name="T6"> Si fas click a un restaurant, podràs obtenir la seva informació, i si es possible, m’agradaria mostrar també la ubicació d’aquest amb un mapa </text:span><text:span text:style-name="T7">(crec que es pot dur a terme amb apis externes)</text:span><text:span text:style-name="T6">. Es farà una mitja de la valoració de cada restaurant.</text:span></text:p>
      <text:p text:style-name="P1"><text:span text:style-name="T6">E</text:span><text:span text:style-name="T5">ls usuaris no registrats podran cercar restaurants i veure tota la seva informació, i els usuaris registrats, a més, podran fer ressenyes. L’administrador pot afegir i modificar els restaurants, així com les valoracions (en cas de ser ofensives, podrà eliminar-les).</text:span></text:p>
      <text:h text:style-name="Heading_20_1" text:outline-level="1"><text:bookmark-start text:name="__RefHeading___Toc175_2088692160"/><text:line-break/><text:span text:style-name="T12">Proposta 2: Pàgina web informativa sobre e</text:span><text:span text:style-name="T13">sdeveniments musicals i concerts</text:span><text:bookmark-end text:name="__RefHeading___Toc175_2088692160"/></text:h>
      <text:p text:style-name="P1">La segona proposta serà molt similar a la primera; <text:span text:style-name="T5">d</text:span>esenvolupar una aplicació web que <text:span text:style-name="T5">permetrà</text:span> consultar i filtrar informació sobre esdeveniments musicals, principalment, concerts i festivals musicals. <text:span text:style-name="T5">Mostrarà</text:span> <text:span text:style-name="T5">la ubicació</text:span>, dates, preus, artistes i accessibilitat. A més, els usuaris registrats podran deixar valoracions i comentaris sobre les sales o esdeveniments als quals hagin assistit. Al igual que a la proposta 1, els usuaris no registrats únicament podran veure les dades dels concerts i comentaris; no podran comentar ni qualificar els esdeveniments. Els administradors podran afegir esdeveniments i eliminar comentaris.</text:p>
      <text:p text:style-name="P1"/>
      <text:h text:style-name="P10" text:outline-level="1"><text:bookmark-start text:name="__RefHeading___Toc177_2088692160"/>Proposta 3: P<text:span text:style-name="T15">àgina web </text:span><text:span text:style-name="T14">enfocada en recomanacions musicals</text:span><text:bookmark-end text:name="__RefHeading___Toc177_2088692160"/></text:h>
      <text:p text:style-name="P12"><text:span text:style-name="T8">La meva </text:span><text:span text:style-name="T10">darrera </text:span><text:span text:style-name="T8">proposta és desenvolupar una plataforma </text:span><text:span text:style-name="T11">musical</text:span><text:span text:style-name="T8"> on els usuaris pod</text:span><text:span text:style-name="T10">ra</text:span><text:span text:style-name="T8">n compartir, descobrir i valorar cançons. </text:span><text:span text:style-name="T10">E</text:span><text:span text:style-name="T8">s centra</text:span><text:span text:style-name="T10">rà</text:span><text:span text:style-name="T8"> en la interacció entre usuaris </text:span><text:span text:style-name="T10">(valorar cançons o àlbums i escriure comentaris)</text:span><text:span text:style-name="T8">, les seves recomanacions i l’organització personalitzada de música. </text:span><text:span text:style-name="T10">També podran consultar totes les seves valoracions. </text:span>Els usuaris podran cercar cançons i veure informació com el títol, artista, àlbum, any de publicació i portada. Aquesta informació es podrà extreure, si és possible, d’una API externa com <text:span text:style-name="Emphasis">Last.fm</text:span> i desar-se a <text:span text:style-name="T10">la</text:span> base de dades local. Els usuaris no registrats podran veure la informació de les cançons i les valoracions, però no podran <text:span text:style-name="T21">qualificar cap cançó o àlbum</text:span>. <text:span text:style-name="T19">Els usuaris registrats podran consultar informació sobre qualsevol cançó, àlbum o artista, fer valoracions i obtenir unes recomanacions segons la música que li agrada.</text:span></text:p>
      <text:p text:style-name="P13">L’administrador podrà gestionar els continguts: eliminar comentaris ofensius, gestionar les cançons.</text:p>
      <text:h text:style-name="P11" text:outline-level="1"><text:bookmark-start text:name="__RefHeading___Toc179_2088692160"/>Tecnologies a utilitzar<text:bookmark-end text:name="__RefHeading___Toc179_2088692160"/></text:h>
      <text:p text:style-name="P2"><text:span text:style-name="T17">He tingut diverses idees de projectes, i encara no sé per quina decantar-me o quina serà acceptada, el que si que tinc clar, es que </text:span><text:span text:style-name="T9">s</text:span>igui quin sigui el meu projecte, havia pensat en utilitzar les següents tecnologies:</text:p>
      <text:p text:style-name="P2">→ Per la part de Backend, PHP amb Laravel.</text:p>
      <text:p text:style-name="P2">→ Per la part de Frontend, <text:span text:style-name="T17">HTML, CSS i JavaScript.</text:span> <text:span text:style-name="T9">I</text:span>ntentaré aprendre Vue.js o React (si no, l’hauré de fer sense cap framework).</text:p>
      <text:p text:style-name="P2">→ Bases de dades: MySQL.</text:p>
      <text:p text:style-name="P2">→ Pel servidor <text:span text:style-name="T16">local utilitzaria XAMPP o Laragon. Estic pensant en utilitzar una màquina virtual amb Ubuntu.</text:span></text:p>
      <text:p text:style-name="P2">→ <text:span text:style-name="T18">Si es possible, afegir la possibilitat de modificar l’idio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Cursiva" style:font-family-generic="swiss" style:font-pitch="variable"/>
    <style:font-face style:name="Verdana1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fo:color="#000000" loext:opacity="100%" style:font-name="Arial" fo:font-family="Arial" style:font-style-name="Normal" style:font-family-generic="swiss" style:font-pitch="variable" fo:font-size="13pt" fo:language="ca" fo:country="ES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style-name="Cursiva" style:font-family-generic="swiss" style:font-pitch="variable" fo:font-size="12pt" fo:language="ca" fo:country="ES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justify" style:justify-single-word="false" style:page-number="auto"/>
      <style:text-properties fo:color="#000058" loext:opacity="100%" style:font-name="Arial2" fo:font-family="Arial" style:font-style-name="Negrita" style:font-family-generic="swiss" style:font-pitch="variable" fo:font-size="13pt" fo:language="ca" fo:country="ES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fo:color="#000084" loext:opacity="100%" style:font-name="Arial Black" fo:font-family="'Arial Black'" style:font-style-name="Normal" style:font-family-generic="swiss" style:font-pitch="variable" fo:font-size="14pt" fo:language="ca" fo:country="ES" fo:font-style="normal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justify" style:justify-single-word="false"/>
      <style:text-properties fo:color="#005800" loext:opacity="100%" style:font-name="Verdana" fo:font-family="Verdana" style:font-style-name="Cursiva" style:font-family-generic="swiss" style:font-pitch="variable" fo:font-size="14pt" fo:language="ca" fo:country="ES" fo:font-style="normal" fo:font-weight="bold" style:font-size-asian="101%" style:font-weight-asian="normal" style:font-size-complex="101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text-align="justify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family="Arial" style:font-style-name="Normal" style:font-family-generic="swiss" style:font-pitch="variable" fo:font-size="13pt" fo:language="ca" fo:country="ES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Verdana1" fo:font-family="Verdana" style:font-style-name="Normal" style:font-family-generic="swiss" style:font-pitch="variable" fo:font-size="15pt" fo:language="ca" fo:country="ES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a" style:font-family-generic="swiss" style:font-pitch="variable" fo:font-size="16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language="ca" fo:country="ES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language="ca" fo:country="ES"/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6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 Black" fo:font-family="'Arial Black'" style:font-style-name="Normal" style:font-family-generic="swiss" style:font-pitch="variable" fo:font-size="28pt" fo:language="ca" fo:country="ES" fo:font-weight="900" style:font-name-asian="Microsoft YaHei Light" style:font-family-asian="'Microsoft YaHei Light'" style:font-style-name-asian="Negrita" style:font-family-generic-asian="swiss" style:font-pitch-asian="variable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Arial" fo:font-family="Arial" style:font-style-name="Normal" style:font-family-generic="swiss" style:font-pitch="variable" fo:language="ca" fo:country="ES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a" style:font-family-generic="swiss" style:font-pitch="variable" fo:font-size="16pt" fo:language="ca" fo:country="ES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language="ca" fo:country="E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d1ca5"/>
    </style:style>
    <style:style style:name="MT2" style:family="text">
      <style:text-properties officeooo:rsid="002f9f83"/>
    </style:style>
    <style:style style:name="MT3" style:family="text">
      <style:text-properties officeooo:rsid="003894fe"/>
    </style:style>
    <style:style style:name="MT4" style:family="text">
      <style:text-properties officeooo:rsid="0034f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Virgínia Jiménez Molina</text:span></text:p>
        <text:p text:style-name="Header"><text:tab/><text:tab/><text:span text:style-name="MT2">S</text:span><text:span text:style-name="MT3">2</text:span><text:span text:style-name="MT4">W</text:span></text:p>
      </style:header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4T19:01:03.701000000</meta:creation-date>
    <meta:editing-duration>PT13M51S</meta:editing-duration>
    <meta:editing-cycles>8</meta:editing-cycles>
    <meta:generator>LibreOffice/7.2.2.2$Windows_X86_64 LibreOffice_project/02b2acce88a210515b4a5bb2e46cbfb63fe97d56</meta:generator>
    <dc:title>Plantilla_S1P</dc:title>
    <dc:date>2025-04-05T20:25:57.933000000</dc:date>
    <meta:document-statistic meta:table-count="0" meta:image-count="0" meta:object-count="0" meta:page-count="4" meta:paragraph-count="28" meta:word-count="542" meta:character-count="3551" meta:non-whitespace-character-count="3028"/>
    <meta:template xlink:type="simple" xlink:actuate="onRequest" xlink:title="Plantilla_S1P" xlink:href="../../../../../../../AppData/Roaming/LibreOffice/4/user/template/Plantilla_S2W.ott" meta:date="2025-04-04T19:01:02.962000000"/>
  </office:meta>
</office:document-meta>
</file>